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F0000028C667D8B15E3F005F4.png" manifest:media-type="image/png"/>
  <manifest:file-entry manifest:full-path="Pictures/10000000000003910000024B898B1AA534CB9E74.png" manifest:media-type="image/png"/>
  <manifest:file-entry manifest:full-path="Pictures/10000000000003D60000023E3C703ABFFE10FD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7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56cm" svg:height="15.531cm" svg:x="2.079cm" svg:y="2.818cm">
          <draw:image xlink:href="Pictures/10000000000003910000024B898B1AA534CB9E74.png" xlink:type="simple" xlink:show="embed" xlink:actuate="onLoad">
            <text:p/>
          </draw:image>
        </draw:frame>
        <draw:frame draw:style-name="gr2" draw:text-style-name="P2" draw:layer="layout" svg:width="2.073cm" svg:height="0.798cm" svg:x="3.5cm" svg:y="1.392cm">
          <draw:text-box>
            <text:p><text:span text:style-name="T1">500 H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5.982cm" svg:height="15.187cm" svg:x="1.166cm" svg:y="2.99cm">
          <draw:image xlink:href="Pictures/10000000000003D60000023E3C703ABFFE10FD98.png" xlink:type="simple" xlink:show="embed" xlink:actuate="onLoad">
            <text:p/>
          </draw:image>
        </draw:frame>
        <draw:frame draw:style-name="gr2" draw:text-style-name="P2" draw:layer="layout" svg:width="2.073cm" svg:height="0.798cm" svg:x="3.501cm" svg:y="1.392cm">
          <draw:text-box>
            <text:p><text:span text:style-name="T1">12 H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3.68cm" svg:height="17.251cm" svg:x="2.317cm" svg:y="1.958cm">
          <draw:image xlink:href="Pictures/100000000000037F0000028C667D8B15E3F005F4.png" xlink:type="simple" xlink:show="embed" xlink:actuate="onLoad">
            <text:p/>
          </draw:image>
        </draw:frame>
        <draw:frame draw:style-name="gr2" draw:text-style-name="P2" draw:layer="layout" svg:width="2.623cm" svg:height="0.798cm" svg:x="3.502cm" svg:y="0.792cm">
          <draw:text-box>
            <text:p><text:span text:style-name="T1">19905 H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M48S</meta:editing-duration>
    <meta:editing-cycles>5</meta:editing-cycles>
    <meta:generator>LibreOffice/5.3.5.2$Windows_X86_64 LibreOffice_project/50d9bf2b0a79cdb85a3814b592608037a682059d</meta:generator>
    <dc:date>2017-08-10T15:47:41.016000000</dc:date>
    <meta:document-statistic meta:object-count="33"/>
  </office:meta>
</office:document-meta>
</file>